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C230C2ADF96BF31B70.jpg" manifest:media-type="image/jpeg"/>
  <manifest:file-entry manifest:full-path="Pictures/100000000000023A000001C2D2978D5A5FABD5A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003493"/>
    </style:style>
    <style:style style:name="P3" style:family="paragraph" style:parent-style-name="Standard">
      <style:paragraph-properties fo:text-align="start" style:justify-single-word="false"/>
      <style:text-properties officeooo:rsid="00003493" officeooo:paragraph-rsid="00003493"/>
    </style:style>
    <style:style style:name="P4" style:family="paragraph" style:parent-style-name="Standard">
      <style:text-properties officeooo:rsid="00003493" officeooo:paragraph-rsid="00003493"/>
    </style:style>
    <style:style style:name="T1" style:family="text">
      <style:text-properties officeooo:rsid="000034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Lab 7</text:span></text:p>
      <text:p text:style-name="P1"><text:tab/><text:tab/><text:tab/><text:span text:style-name="T1">Remidi Nishanth Reddy</text:span></text:p>
      <text:p text:style-name="P3">Q1.</text:p>
      <text:p text:style-name="Standard"/>
      <text:p text:style-name="P2"><draw:frame draw:style-name="fr1" draw:name="Image1" text:anchor-type="paragraph" svg:width="11.273cm" svg:height="8.901cm" draw:z-index="0"><draw:image xlink:href="Pictures/100000000000023A000001C2D2978D5A5FABD5A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2.</text:p>
      <text:p text:style-name="P4"/>
      <text:p text:style-name="P4"><draw:frame draw:style-name="fr1" draw:name="Image2" text:anchor-type="paragraph" svg:width="13.698cm" svg:height="10.814cm" draw:z-index="1"><draw:image xlink:href="Pictures/100000000000023A000001C230C2ADF96BF31B7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03:32.176739685</meta:creation-date>
    <dc:date>2019-03-19T17:06:07.976519807</dc:date>
    <meta:editing-duration>PT2M36S</meta:editing-duration>
    <meta:editing-cycles>1</meta:editing-cycles>
    <meta:document-statistic meta:table-count="0" meta:image-count="2" meta:object-count="0" meta:page-count="1" meta:paragraph-count="4" meta:word-count="7" meta:character-count="38" meta:non-whitespace-character-count="29"/>
    <meta:generator>LibreOffice/5.1.6.2$Linux_X86_64 LibreOffice_project/10m0$Build-2</meta:generator>
  </office:meta>
</office:document-meta>
</file>